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90e1"/>
    </style:style>
    <style:style style:name="P2" style:family="paragraph" style:parent-style-name="Standard">
      <style:text-properties officeooo:paragraph-rsid="000e8635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fe53f" officeooo:paragraph-rsid="000fe53f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0c611"/>
    </style:style>
    <style:style style:name="P6" style:family="paragraph" style:parent-style-name="Standard">
      <style:text-properties officeooo:paragraph-rsid="000fe53f"/>
    </style:style>
    <style:style style:name="P7" style:family="paragraph" style:parent-style-name="Standard">
      <style:text-properties officeooo:paragraph-rsid="0010c4c0"/>
    </style:style>
    <style:style style:name="P8" style:family="paragraph" style:parent-style-name="Standard">
      <style:text-properties officeooo:paragraph-rsid="0010c611"/>
    </style:style>
    <style:style style:name="P9" style:family="paragraph" style:parent-style-name="Standard">
      <style:text-properties officeooo:paragraph-rsid="0010dddf"/>
    </style:style>
    <style:style style:name="P10" style:family="paragraph" style:parent-style-name="Standard">
      <style:text-properties officeooo:rsid="0010dddf" officeooo:paragraph-rsid="0010dddf"/>
    </style:style>
    <style:style style:name="P11" style:family="paragraph" style:parent-style-name="Standard">
      <style:text-properties officeooo:rsid="000e8635" officeooo:paragraph-rsid="000e8635"/>
    </style:style>
    <style:style style:name="P12" style:family="paragraph" style:parent-style-name="Standard">
      <style:text-properties officeooo:rsid="0010c4c0" officeooo:paragraph-rsid="0010c4c0"/>
    </style:style>
    <style:style style:name="P13" style:family="paragraph">
      <style:paragraph-properties fo:text-align="center"/>
    </style:style>
    <style:style style:name="T1" style:family="text">
      <style:text-properties officeooo:rsid="001481c3"/>
    </style:style>
    <style:style style:name="T2" style:family="text">
      <style:text-properties officeooo:rsid="000d90e1"/>
    </style:style>
    <style:style style:name="T3" style:family="text">
      <style:text-properties officeooo:rsid="000e863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officeooo:rsid="000fe53f"/>
    </style:style>
    <style:style style:name="T7" style:family="text">
      <style:text-properties officeooo:rsid="0010c4c0"/>
    </style:style>
    <style:style style:name="T8" style:family="text">
      <style:text-properties officeooo:rsid="0010c611"/>
    </style:style>
    <style:style style:name="T9" style:family="text">
      <style:text-properties officeooo:rsid="0010dddf"/>
    </style:style>
    <style:style style:name="T10" style:family="text">
      <style:text-properties officeooo:rsid="001943b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2">L</text:span>ine by li<text:span text:style-name="T2">n</text:span>e Serial <text:span text:style-name="T2">data </text:span>communica<text:span text:style-name="T2">tion</text:span></text:p>
      <text:p text:style-name="Standard"/>
      <text:p text:style-name="P1"><text:span text:style-name="T2">G</text:span>o all at same time = Parallel <text:span text:style-name="T2">data </text:span>communica<text:span text:style-name="T2">tion</text:span></text:p>
      <text:p text:style-name="P1">They <text:span text:style-name="T2">are sent (transfer)</text:span></text:p>
      <text:p text:style-name="P1"/>
      <text:p text:style-name="P1"><text:s/>They are 8- <text:span text:style-name="T2">b</text:span>it da<text:span text:style-name="T2">t</text:span>a tr<text:span text:style-name="T2">a</text:span>nsferred.</text:p>
      <text:p text:style-name="Standard"/>
      <text:p text:style-name="Standard">MS B = Most significant bi<text:span text:style-name="T2">t</text:span></text:p>
      <text:p text:style-name="Standard"/>
      <text:p text:style-name="Standard">LS B = Lea<text:span text:style-name="T2">s</text:span>t significant bit</text:p>
      <text:p text:style-name="Standard"/>
      <text:p text:style-name="P2">They two method in serial data communication. </text:p>
      <text:p text:style-name="P2"><draw:line text:anchor-type="paragraph" draw:z-index="1" draw:name="Shape2" draw:style-name="gr1" draw:text-style-name="P13" svg:x1="2.653cm" svg:y1="0.476cm" svg:x2="1.833cm" svg:y2="1.277cm"><text:p/></draw:line><draw:line text:anchor-type="paragraph" draw:z-index="2" draw:name="Shape3" draw:style-name="gr1" draw:text-style-name="P13" svg:x1="6.013cm" svg:y1="0.291cm" svg:x2="7.151cm" svg:y2="1.277cm"><text:p/></draw:line><text:s/><text:span text:style-name="T2">eg: <text:s text:c="18"/></text:span>011001<text:span text:style-name="T3">1</text:span>0<text:span text:style-name="T3">1</text:span>00<text:span text:style-name="T3">1</text:span>1010</text:p>
      <text:p text:style-name="P1"><draw:polygon text:anchor-type="paragraph" draw:z-index="0" draw:name="Shape1" draw:style-name="gr1" draw:text-style-name="P13" svg:width="0cm" svg:height="0cm" svg:x="2.256cm" svg:y="0.314cm" svg:viewBox="0 0 0 0" draw:points="0,0"><text:p/></draw:polygon><draw:line text:anchor-type="paragraph" draw:z-index="3" draw:name="Shape4" draw:style-name="gr1" draw:text-style-name="P13" svg:x1="3.976cm" svg:y1="0.042cm" svg:x2="4.055cm" svg:y2="0.896cm"><text:p/></draw:line><text:s text:c="22"/></text:p>
      <text:p text:style-name="P1"/>
      <text:p text:style-name="P2"><text:s text:c="11"/><text:span text:style-name="T3">16 <text:s text:c="20"/>10 <text:s text:c="24"/>0</text:span></text:p>
      <text:p text:style-name="P11"><text:s text:c="10"/>MSB <text:s text:c="42"/>LSB</text:p>
      <text:p text:style-name="P1"/>
      <text:p text:style-name="P1"><text:span text:style-name="T4">Synchronous <text:s/></text:span><text:span text:style-name="T5"><text:s/></text:span></text:p>
      <text:p text:style-name="Standard"/>
      <text:p text:style-name="Standard"><text:s text:c="5"/>They d<text:span text:style-name="T3">at</text:span>a <text:span text:style-name="T3">&amp;</text:span> clock are Some at a <text:span text:style-name="T3">t</text:span>ime.</text:p>
      <text:p text:style-name="Standard"/>
      <text:p text:style-name="P3"><text:span text:style-name="T3">A</text:span>synchron<text:span text:style-name="T3">ous</text:span></text:p>
      <text:p text:style-name="Standard"/>
      <text:p text:style-name="Standard"><text:s text:c="5"/>Not <text:span text:style-name="T3">at </text:span>same <text:span text:style-name="T3">t</text:span>ime.</text:p>
      <text:p text:style-name="Standard"/>
      <text:p text:style-name="P6">B<text:span text:style-name="T6">au</text:span>drate = is like <text:span text:style-name="T6">a </text:span>bridge to Transmitter and receiver to Perform in time (or type of comm<text:span text:style-name="T6">and)</text:span> Transmit speed (data per <text:span text:style-name="T6">s</text:span>ec) Sp<text:span text:style-name="T6">ac</text:span>e (bi<text:span text:style-name="T6">t</text:span>s Per sec).</text:p>
      <text:p text:style-name="Standard"/>
      <text:p text:style-name="Standard">Bit r<text:span text:style-name="T6">a</text:span>te - Per second (fr<text:span text:style-name="T6">equen</text:span>cy <text:span text:style-name="T6">of</text:span> clock) <text:span text:style-name="T6">t</text:span>ime.</text:p>
      <text:p text:style-name="Standard"/>
      <text:p text:style-name="Standard"/>
      <text:p text:style-name="Standard"><text:span text:style-name="T6">U</text:span>ART <text:span text:style-name="T6">= </text:span>serial communication.</text:p>
      <text:p text:style-name="Standard"/>
      <text:p text:style-name="Standard"><text:span text:style-name="T6">U</text:span>ASRT <text:s/><text:span text:style-name="T6">= </text:span>Univered Asynchrono<text:span text:style-name="T6">us.</text:span></text:p>
      <text:p text:style-name="Standard"/>
      <text:p text:style-name="Standard">• Synchronous Reciever Transmitter.</text:p>
      <text:p text:style-name="Standard"/>
      <text:p text:style-name="P4"><text:span text:style-name="T7">T</text:span>ypes</text:p>
      <text:p text:style-name="P4"/>
      <text:p text:style-name="P6">Duplex - D<text:span text:style-name="T6">a</text:span>ta c<text:span text:style-name="T6">a</text:span>n be transmitted &amp; received <text:span text:style-name="T7">and do in same time</text:span></text:p>
      <text:p text:style-name="P6"><text:s text:c="19"/><text:span text:style-name="T6"><text:s/></text:span></text:p>
      <text:p text:style-name="P7"><text:span text:style-name="T6">Si</text:span>mplex =<text:span text:style-name="T6">D</text:span>ata flows in one direction only. <text:span text:style-name="T7">In transmit &amp; receive process.</text:span></text:p>
      <text:p text:style-name="Standard"><text:s text:c="18"/><text:span text:style-name="T7">One can transmit , one can receive.</text:span></text:p>
      <text:p text:style-name="Standard"/>
      <text:p text:style-name="P7"><text:span text:style-name="T7">H</text:span>alf Duplex = Devices can both send and receive, but not at the same time. <text:span text:style-name="T7">Cannot do both process <text:s text:c="32"/></text:span></text:p>
      <text:p text:style-name="P12"><text:s text:c="25"/>in same way or in one way. (Do both directions)</text:p>
      <text:p text:style-name="P7"><text:s text:c="15"/><text:span text:style-name="T7">Eg: walkie-talkie</text:span></text:p>
      <text:p text:style-name="Standard"/>
      <text:p text:style-name="P8"><text:soft-page-break/>Full Duplex = both devices can send and receive data <text:span text:style-name="T8">at same time. In both direction.</text:span></text:p>
      <text:p text:style-name="P8"><text:s text:c="25"/><text:span text:style-name="T8">Eg: phone ,etc..</text:span></text:p>
      <text:p text:style-name="P8">B<text:span text:style-name="T9">au</text:span>dr<text:span text:style-name="T9">a</text:span>te have <text:span text:style-name="T9">tw</text:span>o pari<text:span text:style-name="T9">t</text:span>y</text:p>
      <text:p text:style-name="P8"/>
      <text:p text:style-name="P8">* Old P<text:span text:style-name="T9">a</text:span>rity,</text:p>
      <text:p text:style-name="P8"/>
      <text:p text:style-name="P8">*Even Pa<text:span text:style-name="T9">ri</text:span>ty.</text:p>
      <text:p text:style-name="P8"/>
      <text:p text:style-name="P9">We use Hardware for now <text:s/><text:span text:style-name="T9">( we have circuit is uart -2 )</text:span></text:p>
      <text:p text:style-name="P9"/>
      <text:p text:style-name="P9"><text:s text:c="2"/>by using UART-2 <text:s/><text:span text:style-name="T9">( it controls i know my thoughts)</text:span></text:p>
      <text:p text:style-name="P8"/>
      <text:p text:style-name="P8">* blind led,</text:p>
      <text:p text:style-name="P8"/>
      <text:p text:style-name="P8">* flash.</text:p>
      <text:p text:style-name="P8"/>
      <text:p text:style-name="P5">we have this circuit (SEM32F446RE)</text:p>
      <text:p text:style-name="P8"/>
      <text:p text:style-name="P9">Both <text:span text:style-name="T9">the fu</text:span>n<text:span text:style-name="T9">c</text:span>tion do some </text:p>
      <text:p text:style-name="P9">In this 16 MHz (circuit) </text:p>
      <text:p text:style-name="P9"/>
      <text:p text:style-name="P9"><text:span text:style-name="T9">U</text:span>ART <text:span text:style-name="T9">= </text:span>Full Duplex</text:p>
      <text:p text:style-name="P8"/>
      <text:p text:style-name="P8"><text:span text:style-name="T9">1 bit at start - </text:span>value of start <text:span text:style-name="T9">0</text:span> (al<text:span text:style-name="T9">wa</text:span>ys)</text:p>
      <text:p text:style-name="P8"/>
      <text:p text:style-name="P8"><text:span text:style-name="T9">Stop 1 or 2 bit - </text:span>value of <text:span text:style-name="T9">stop is 1.</text:span></text:p>
      <text:p text:style-name="P8"/>
      <text:p text:style-name="P10">0 = Full (Data have),</text:p>
      <text:p text:style-name="P10"/>
      <text:p text:style-name="P10">1 = Empty (not have data).</text:p>
      <text:p text:style-name="P10"/>
      <text:p text:style-name="P10">When it changes or we change it , we can use for data process , </text:p>
      <text:p text:style-name="P10">check by the status register ( what is process or status of that work (maybe anything in circui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481c3"/>
    </style:style>
    <style:style style:name="MT2" style:family="text">
      <style:text-properties officeooo:rsid="001943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 (<text:span text:style-name="MT1">2</text:span>1.0<text:span text:style-name="MT2">2</text:span>.24) – <text:span text:style-name="MT1">D </text:span>- <text:span text:style-name="MT1">4 </text:span>(Embedded <text:span text:style-name="MT2">filmware</text:span>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01:40:33.560663220</meta:creation-date>
    <dc:date>2024-03-14T11:30:51.211445941</dc:date>
    <meta:editing-duration>PT34M1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25" meta:character-count="1992" meta:non-whitespace-character-count="1405"/>
  </office:meta>
</office:document-meta>
</file>